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5.289in"/>
    </style:style>
    <style:style style:name="co9" style:family="table-column">
      <style:table-column-properties fo:break-before="auto" style:column-width="3.1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94bd5e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49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5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6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7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8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182446975290905" calcext:value-type="float">
            <text:p>0.02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9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10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96143591424109" calcext:value-type="float">
            <text:p>0.10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11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121282055317272" calcext:value-type="float">
            <text:p>0.12</text:p>
          </table:table-cell>
          <table:table-cell office:value-type="string" calcext:value-type="string">
            <text:p>Whisper.cpp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05-09" calcext:value-type="date">
            <text:p>2023-05-09</text:p>
          </table:table-cell>
          <table:table-cell office:value-type="float" office:value="0.809993503081358" calcext:value-type="float">
            <text:p>0.81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52785170934792" calcext:value-type="float">
            <text:p>0.75</text:p>
          </table:table-cell>
          <table:table-cell office:value-type="float" office:value="900" calcext:value-type="float">
            <text:p>900</text:p>
          </table:table-cell>
          <table:table-cell table:formula="of:=SAMPLES/[.I12]" office:value-type="float" office:value="0.161111111111111" calcext:value-type="float">
            <text:p>0.16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00638795881804738" calcext:value-type="float">
            <text:p>0.01</text:p>
          </table:table-cell>
          <table:table-cell office:value-type="string" calcext:value-type="string">
            <text:p>Whisper.cpp (large)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3-11-04" calcext:value-type="date">
            <text:p>2023-11-04</text:p>
          </table:table-cell>
          <table:table-cell office:value-type="float" office:value="0.828467164406521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office:value-type="float" office:value="0.798274577813921" calcext:value-type="float">
            <text:p>0.80</text:p>
          </table:table-cell>
          <table:table-cell office:value-type="float" office:value="18120" calcext:value-type="float">
            <text:p>18120</text:p>
          </table:table-cell>
          <table:table-cell table:formula="of:=SAMPLES/[.I13]" office:value-type="float" office:value="0.00800220750551876" calcext:value-type="float">
            <text:p>0.01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289194142229895" calcext:value-type="float">
            <text:p>0.2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14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342293523566931" calcext:value-type="float">
            <text:p>0.34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15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86587959527049" calcext:value-type="float">
            <text:p>0.39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16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96333333333333" calcext:value-type="float">
            <text:p>0.40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17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06" calcext:value-type="float">
            <text:p>0.41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18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86559791432594" calcext:value-type="float">
            <text:p>0.49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19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8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20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592100737657959" calcext:value-type="float">
            <text:p>0.59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21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1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22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71720845305704" calcext:value-type="float">
            <text:p>0.72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23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864824238395513" calcext:value-type="float">
            <text:p>0.86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24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1.07522732327976" calcext:value-type="float">
            <text:p>1.08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25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26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27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28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29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30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31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32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33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34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35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36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37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38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39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40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41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42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43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44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45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46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47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48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49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50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51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52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:.$H"/>
        <table:named-range table:name="RATE" table:base-cell-address="$Sheet1.$J$1" table:cell-range-address="$Sheet1.$J:.$J"/>
        <table:named-range table:name="SAMPLES" table:base-cell-address="$Sheet1.$C$1" table:cell-range-address="$Sheet1.$D:.$D"/>
      </table:named-expressions>
      <table:database-ranges>
        <table:database-range table:name="__Anonymous_Sheet_DB__0" table:target-range-address="Sheet1.A1:Sheet1.L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0:09:40.759492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</meta:initial-creator>
    <meta:creation-date>2019-01-08T17:55:21.748408521</meta:creation-date>
    <dc:date>2023-11-04T10:30:14.472221125</dc:date>
    <dc:creator>chris</dc:creator>
    <meta:editing-duration>P9DT11H4M45S</meta:editing-duration>
    <meta:editing-cycles>64</meta:editing-cycles>
    <meta:generator>LibreOffice/7.6.2.1$Linux_X86_64 LibreOffice_project/60$Build-1</meta:generator>
    <meta:document-statistic meta:table-count="1" meta:cell-count="451" meta:object-count="0"/>
  </office:meta>
</office:document-meta>
</file>